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style-name="Regular" style:font-pitch="variable" fo:font-size="10.5pt" style:font-size-asian="18pt" style:font-size-complex="18pt"/>
    </style:style>
    <style:style style:name="P3" style:family="paragraph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P4" style:family="paragraph">
      <style:paragraph-properties fo:text-align="center"/>
      <style:text-properties fo:font-size="10pt"/>
    </style:style>
    <style:style style:name="T1" style:family="text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1.442cm" svg:y="1.0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.807cm" svg:y1="1.34cm" svg:x2="2.783cm" svg:y2="1.34cm">
          <text:p/>
        </draw:line>
        <draw:frame draw:style-name="gr1" draw:layer="layout" svg:width="0.854cm" svg:height="0.529cm" svg:x="7.528cm" svg:y="1.2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395cm" svg:height="0.469cm" svg:x="0.57cm" svg:y="1.8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25cm" svg:height="0.469cm" svg:x="6.563cm" svg:y="0.8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294cm" svg:height="0.962cm" svg:x="0.498cm" svg:y="1.272cm">
          <draw:text-box>
            <text:p>+</text:p>
          </draw:text-box>
        </draw:frame>
        <draw:frame draw:style-name="gr4" draw:layer="layout" svg:width="0.714cm" svg:height="0.992cm" svg:x="0.322cm" svg:y="1.91cm">
          <draw:text-box>
            <text:p>-</text:p>
          </draw:text-box>
        </draw:frame>
        <draw:frame draw:style-name="gr5" draw:text-style-name="P2" draw:id="id2" draw:layer="layout" svg:width="2.559cm" svg:height="0.823cm" svg:x="0.233cm" svg:y="0.253cm">
          <draw:text-box>
            <text:p><text:span text:style-name="T1">کائل کی مزاحمت</text:span></text:p>
          </draw:text-box>
        </draw:frame>
        <draw:frame draw:style-name="gr5" draw:text-style-name="P3" draw:id="id3" draw:layer="layout" svg:width="3.304cm" svg:height="0.823cm" svg:x="4.795cm" svg:y="2.915cm">
          <draw:text-box>
            <text:p><text:span text:style-name="T1">حرکت کرنے والا حصہ</text:span></text:p>
          </draw:text-box>
        </draw:frame>
        <draw:line draw:style-name="gr6" draw:text-style-name="P1" draw:layer="layout" svg:x1="5.588cm" svg:y1="1.549cm" svg:x2="3.759cm" svg:y2="1.538cm">
          <text:p/>
        </draw:line>
        <draw:line draw:style-name="gr6" draw:text-style-name="P1" draw:layer="layout" svg:x1="3.759cm" svg:y1="1.533cm" svg:x2="3.759cm" svg:y2="2.844cm">
          <text:p/>
        </draw:line>
        <draw:line draw:style-name="gr6" draw:text-style-name="P1" draw:layer="layout" svg:x1="3.759cm" svg:y1="2.844cm" svg:x2="5.588cm" svg:y2="2.844cm">
          <text:p/>
        </draw:line>
        <draw:line draw:style-name="gr6" draw:text-style-name="P1" draw:layer="layout" svg:x1="5.588cm" svg:y1="3.088cm" svg:x2="3.505cm" svg:y2="3.088cm">
          <text:p/>
        </draw:line>
        <draw:line draw:style-name="gr6" draw:text-style-name="P1" draw:layer="layout" svg:x1="3.505cm" svg:y1="3.088cm" svg:x2="3.505cm" svg:y2="1.33cm">
          <text:p/>
        </draw:line>
        <draw:line draw:style-name="gr6" draw:text-style-name="P1" draw:layer="layout" svg:x1="3.505cm" svg:y1="1.33cm" svg:x2="5.588cm" svg:y2="1.33cm">
          <text:p/>
        </draw:line>
        <draw:path draw:style-name="gr7" draw:text-style-name="P1" draw:layer="layout" svg:width="0.13cm" svg:height="0.211cm" draw:transform="rotate (-0.251676478138722) translate (3.75663503961876cm 2.23153026331372cm)" svg:viewBox="0 0 131 212" svg:d="m0 2454c48-11 112 15 128 80 16 66-41 92-70 130l-1-4">
          <text:p/>
        </draw:path>
        <draw:path draw:style-name="gr7" draw:text-style-name="P1" draw:layer="layout" svg:width="0.132cm" svg:height="0.163cm" draw:transform="rotate (-2.64766447527608) translate (3.5807051342722cm 2.18731409529315cm)" svg:viewBox="0 0 133 164" svg:d="m0-7083c47-4 140 7 133-72l-10-55-25-37">
          <text:p/>
        </draw:path>
        <draw:line draw:style-name="gr8" draw:text-style-name="P1" draw:layer="layout" svg:x1="3.759cm" svg:y1="2.041cm" svg:x2="3.494cm" svg:y2="2.041cm">
          <text:p/>
        </draw:line>
        <draw:line draw:style-name="gr8" draw:text-style-name="P1" draw:layer="layout" svg:x1="3.504cm" svg:y1="2.447cm" svg:x2="3.769cm" svg:y2="2.447cm">
          <text:p/>
        </draw:line>
        <draw:path draw:style-name="gr7" draw:text-style-name="P1" draw:layer="layout" svg:width="0.13cm" svg:height="0.211cm" draw:transform="rotate (-0.251676478138722) translate (3.75663503961875cm 1.81753026331372cm)" svg:viewBox="0 0 131 212" svg:d="m0 1652c48-11 112 15 128 80 16 66-41 92-70 130l-1-4">
          <text:p/>
        </draw:path>
        <draw:line draw:style-name="gr8" draw:text-style-name="P1" draw:layer="layout" svg:x1="3.494cm" svg:y1="1.818cm" svg:x2="2.986cm" svg:y2="1.818cm">
          <text:p/>
        </draw:line>
        <draw:line draw:style-name="gr8" draw:text-style-name="P1" draw:layer="layout" svg:x1="3.505cm" svg:y1="2.447cm" svg:x2="0.985cm" svg:y2="2.447cm">
          <text:p/>
        </draw:line>
        <draw:rect draw:style-name="gr9" draw:text-style-name="P4" draw:layer="layout" svg:width="1.509cm" svg:height="0.479cm" svg:x="1.483cm" svg:y="1.562cm">
          <text:p text:style-name="P1"><text:span text:style-name="T2">R</text:span></text:p>
        </draw:rect>
        <draw:line draw:style-name="gr8" draw:text-style-name="P1" draw:layer="layout" svg:x1="1.483cm" svg:y1="1.797cm" svg:x2="0.965cm" svg:y2="1.787cm">
          <text:p/>
        </draw:line>
        <draw:frame draw:style-name="gr5" draw:text-style-name="P3" draw:id="id1" draw:layer="layout" svg:width="2.267cm" svg:height="0.823cm" svg:x="0.497cm" svg:y="2.661cm">
          <draw:text-box>
            <text:p><text:span text:style-name="T1">مقناطیسی کور</text:span></text:p>
          </draw:text-box>
        </draw:frame>
        <draw:connector draw:style-name="gr2" draw:text-style-name="P1" draw:layer="layout" draw:type="curve" svg:x1="2.764cm" svg:y1="3.072cm" svg:x2="3.426cm" svg:y2="2.965cm" draw:start-shape="id1" draw:start-glue-point="1" svg:d="m2764 3072c873 0 542-107 662-107">
          <text:p/>
        </draw:connector>
        <draw:line draw:style-name="gr6" draw:text-style-name="P1" draw:layer="layout" svg:x1="5.588cm" svg:y1="1.33cm" svg:x2="5.588cm" svg:y2="1.544cm">
          <text:p/>
        </draw:line>
        <draw:custom-shape draw:style-name="gr10" draw:text-style-name="P1" draw:layer="layout" svg:width="0.222cm" svg:height="0.281cm" draw:transform="rotate (1.5707963267946) translate (5.466cm 3.078cm)">
          <text:p/>
          <draw:enhanced-geometry svg:viewBox="0 0 21600 21600" draw:type="block-arc" draw:modifiers="-177.83359397514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0.243cm" svg:height="0.281cm" draw:transform="rotate (1.5707963267946) translate (5.456cm 3.088cm)">
          <text:p/>
          <draw:enhanced-geometry svg:viewBox="0 0 21600 21600" draw:type="block-arc" draw:modifiers="-177.83359397514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5.598cm" svg:y1="2.854cm" svg:x2="5.669cm" svg:y2="1.33cm">
          <text:p/>
        </draw:line>
        <draw:line draw:style-name="gr6" draw:text-style-name="P1" draw:layer="layout" svg:x1="5.669cm" svg:y1="1.33cm" svg:x2="5.902cm" svg:y2="1.341cm">
          <text:p/>
        </draw:line>
        <draw:line draw:style-name="gr6" draw:text-style-name="P1" draw:id="id4" draw:layer="layout" svg:x1="5.902cm" svg:y1="1.341cm" svg:x2="5.821cm" svg:y2="3.078cm">
          <text:p/>
        </draw:line>
        <draw:line draw:style-name="gr6" draw:text-style-name="P1" draw:layer="layout" svg:x1="5.598cm" svg:y1="3.078cm" svg:x2="5.821cm" svg:y2="3.078cm">
          <text:p/>
        </draw:line>
        <draw:custom-shape draw:style-name="gr10" draw:text-style-name="P1" draw:layer="layout" svg:width="0.041cm" svg:height="0.041cm" svg:x="5.557cm" svg:y="2.946cm">
          <text:p/>
          <draw:enhanced-geometry svg:viewBox="0 0 21600 21600" draw:glue-points="10800 0 3163 3163 0 10800 3163 18437 10800 21600 18437 18437 21600 10800 18437 3163" draw:text-areas="3163 3163 18437 18437" draw:type="ring" draw:modifiers="2571.428571428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1" draw:text-style-name="P1" draw:layer="layout" svg:x1="5.588cm" svg:y1="1.27cm" svg:x2="5.588cm" svg:y2="0.853cm">
          <text:p/>
        </draw:line>
        <draw:line draw:style-name="gr11" draw:text-style-name="P1" draw:layer="layout" svg:x1="5.659cm" svg:y1="1.27cm" svg:x2="5.659cm" svg:y2="0.904cm">
          <text:p/>
        </draw:line>
        <draw:line draw:style-name="gr2" draw:text-style-name="P1" draw:layer="layout" svg:x1="5.242cm" svg:y1="1.076cm" svg:x2="5.588cm" svg:y2="1.076cm">
          <text:p/>
        </draw:line>
        <draw:line draw:style-name="gr2" draw:text-style-name="P1" draw:layer="layout" svg:x1="6.604cm" svg:y1="1.097cm" svg:x2="5.659cm" svg:y2="1.087cm">
          <text:p/>
        </draw:line>
        <draw:line draw:style-name="gr2" draw:text-style-name="P1" draw:layer="layout" svg:x1="5.892cm" svg:y1="1.463cm" svg:x2="7.67cm" svg:y2="1.483cm">
          <text:p/>
        </draw:line>
        <draw:connector draw:style-name="gr2" draw:text-style-name="P1" draw:layer="layout" draw:type="curve" svg:x1="2.792cm" svg:y1="0.664cm" svg:x2="3.016cm" svg:y2="1.574cm" draw:start-shape="id2" svg:d="m2792 664c751 0 639 910 224 910">
          <text:p/>
        </draw:connector>
        <draw:connector draw:style-name="gr2" draw:text-style-name="P1" draw:layer="layout" draw:type="curve" svg:x1="6.447cm" svg:y1="2.915cm" svg:x2="5.902cm" svg:y2="2.209cm" draw:start-shape="id3" draw:end-shape="id4" draw:end-glue-point="1" svg:d="m6447 2915c0-471-181-706-545-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3-23T09:06:07</dc:date>
    <dc:creator>khalid khan</dc:creator>
    <meta:editing-duration>PT02H46M30S</meta:editing-duration>
    <meta:editing-cycles>14</meta:editing-cycles>
    <meta:generator>OpenOffice.org/3.1$Linux OpenOffice.org_project/310m19$Build-9420</meta:generator>
    <meta:document-statistic meta:object-count="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fld</math:mi>
    </math:msub>
    <math:annotation math:encoding="StarMath 5.0">f_{fld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